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2.157cm" fo:break-before="auto" style:use-optimal-row-height="true"/>
    </style:style>
    <style:style style:name="ro4" style:family="table-row">
      <style:table-row-properties style:row-height="1.737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table-cell-properties style:text-align-source="fix" style:repeat-content="false" fo:wrap-option="wrap"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209</text:p>
          </table:table-cell>
          <table:table-cell office:value-type="string">
            <text:p>公文のはじめてのおけいこ</text:p>
            <text:p>長い、とにかく長く複雑な線を書いていきます。</text:p>
          </table:table-cell>
          <table:table-cell office:value-type="string">
            <text:p>日本将棋連盟「将棋の基礎知識」</text:p>
            <text:p>段と級</text:p>
          </table:table-cell>
          <table:table-cell office:value-type="string">
            <text:p>将棋タウン「将棋幼稚園」マナーについて</text:p>
            <text:p>感想戦の励行。どの手が良く、どの手が悪かったのか検討し、次の対局に活かそう。</text:p>
          </table:table-cell>
          <table:table-cell office:value-type="string">
            <text:p>練習局面課題演習　ＡＩ将棋２００２　８級　１周目　第１問</text:p>
            <text:p>０．０００２４％　－４０７５　５７級　たまご</text:p>
            <text:p>マナーを覚えながら演習消化。最初の基礎部分は将棋の技術以前に将棋を嗜む上で、プロに成る上で絶対に抑えておきたい周辺事項も徹底的に習得していきます。上級演習の段階でもその時の将棋界やもっと詳しい将棋文化などを学習予定です。技術だけでなく心も磨いて頂点を目指し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210</text:p>
          </table:table-cell>
          <table:table-cell table:style-name="ce1" office:value-type="string">
            <text:p>公文のはじめてのおけいこ</text:p>
            <text:p>入り組んだサーキットを走る！</text:p>
          </table:table-cell>
          <table:table-cell table:style-name="ce1" office:value-type="string">
            <text:p>将棋タウン「将棋幼稚園」将棋入門</text:p>
            <text:p>将棋というゲーム</text:p>
          </table:table-cell>
          <table:table-cell table:style-name="ce1" office:value-type="string">
            <text:p>将棋タウン「将棋幼稚園」マナーについて</text:p>
            <text:p>マナーを守ることは楽しく将棋を指せると同時にそれが上達へと寄与する。何事も技術だけでなく人間性や豊富な知識が大切という教えですね。</text:p>
          </table:table-cell>
          <table:table-cell table:style-name="ce1" office:value-type="string">
            <text:p>練習局面課題演習　激指１４　指導対局　９級　香川愛生　１周目　第１問</text:p>
            <text:p>０．０００２４％　－４０７４　５７級　たまご</text:p>
            <text:p>細かいマナーを習得。まだ将棋とは何ぞやという所の学習ですが徐々に学習を深めていきたいと思います。早く色々な技を会得したいなー。</text:p>
          </table:table-cell>
          <table:table-cell table:style-name="ce1" table:number-columns-repeated="17"/>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3"/>
          <table:table-cell table:style-name="ce3"/>
          <table:table-cell table:style-name="ce1" table:number-columns-repeated="20"/>
          <table:table-cell table:number-columns-repeated="1000"/>
        </table:table-row>
        <table:table-row table:style-name="ro4" table:number-rows-repeated="4">
          <table:table-cell table:style-name="ce1" table:number-columns-repeated="24"/>
          <table:table-cell table:number-columns-repeated="1000"/>
        </table:table-row>
        <table:table-row table:style-name="ro4">
          <table:table-cell table:style-name="ce1" table:number-columns-repeated="3"/>
          <table:table-cell table:number-columns-repeated="4"/>
          <table:table-cell table:style-name="ce1" table:number-columns-repeated="17"/>
          <table:table-cell table:number-columns-repeated="1000"/>
        </table:table-row>
        <table:table-row table:style-name="ro4" table:number-rows-repeated="2">
          <table:table-cell table:style-name="ce1" table:number-columns-repeated="24"/>
          <table:table-cell table:number-columns-repeated="1000"/>
        </table:table-row>
        <table:table-row table:style-name="ro4">
          <table:table-cell table:style-name="ce1" table:number-columns-repeated="2"/>
          <table:table-cell/>
          <table:table-cell table:style-name="ce1" table:number-columns-repeated="21"/>
          <table:table-cell table:number-columns-repeated="1000"/>
        </table:table-row>
        <table:table-row table:style-name="ro4" table:number-rows-repeated="151">
          <table:table-cell table:style-name="ce1" table:number-columns-repeated="24"/>
          <table:table-cell table:number-columns-repeated="1000"/>
        </table:table-row>
        <table:table-row table:style-name="ro4" table:number-rows-repeated="1048403">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6">2022/04/06</text:date>, <text:time>22:35: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6DT11H10M24S</meta:editing-duration>
    <meta:editing-cycles>79</meta:editing-cycles>
    <meta:generator>OpenOffice/4.1.6$Win32 OpenOffice.org_project/416m1$Build-9790</meta:generator>
    <dc:date>2022-04-06T22:35:02.41</dc:date>
    <meta:document-statistic meta:table-count="1" meta:cell-count="18" meta:object-count="0"/>
    <meta:user-defined meta:name="Info 1"/>
    <meta:user-defined meta:name="Info 2"/>
    <meta:user-defined meta:name="Info 3"/>
    <meta:user-defined meta:name="Info 4"/>
  </office:meta>
</office:document-meta>
</file>